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95000000AC05139E2832B1C08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2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5.01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50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Source Sans Pro Black" fo:font-size="18pt" style:font-size-asian="18pt" style:font-size-complex="18pt"/>
    </style:style>
    <style:style style:name="T2" style:family="text">
      <style:text-properties style:font-name="" fo:font-size="12pt" style:font-size-asian="12pt" style:font-size-complex="12pt"/>
    </style:style>
    <style:style style:name="T3" style:family="text">
      <style:text-properties style:font-name="Source Sans Pro Black" fo:font-size="12pt"/>
    </style:style>
    <style:style style:name="T4" style:family="text">
      <style:text-properties style:font-name="Source Sans Pro Light" fo:font-size="12pt" fo:font-style="italic" style:font-style-asian="italic" style:font-style-complex="italic"/>
    </style:style>
    <style:style style:name="T5" style:family="text">
      <style:text-properties style:font-name="Source Sans Pro Black" fo:font-size="8pt" style:font-size-asian="8pt" style:font-size-complex="8pt"/>
    </style:style>
    <style:style style:name="T6" style:family="text">
      <style:text-properties style:font-name="Source Sans Pro Black" fo:font-size="12pt" style:font-size-asian="12pt" style:font-size-complex="12pt"/>
    </style:style>
    <style:style style:name="T7" style:family="text">
      <style:text-properties fo:font-weight="normal" style:text-underline-style="none" style:text-underline-color="font-color" style:font-weight-asian="normal" style:font-weight-complex="normal" style:font-name="Source Sans Pro Black" fo:font-size="12pt" style:font-size-asian="12pt" style:font-size-complex="12pt"/>
    </style:style>
    <style:style style:name="T8" style:family="text">
      <style:text-properties fo:color="#f2849e" style:font-name="Source Sans Pro Black" fo:font-size="16pt" style:font-size-asian="16pt" style:font-size-complex="16pt"/>
    </style:style>
    <style:style style:name="T9" style:family="text">
      <style:text-properties fo:color="#7ecaf6" style:font-name="Source Sans Pro Black" fo:font-size="16pt" style:font-size-asian="16pt" style:font-size-complex="16pt"/>
    </style:style>
    <style:style style:name="T10" style:family="text">
      <style:text-properties fo:color="#7bd0c1" style:font-name="Source Sans Pro Black" fo:font-size="16pt" style:font-size-asian="16pt" style:font-size-complex="16pt"/>
    </style:style>
    <style:style style:name="T11" style:family="text">
      <style:text-properties fo:color="#c75b9b" style:font-name="Source Sans Pro Black" fo:font-size="16pt" style:font-size-asian="16pt" style:font-size-complex="16pt"/>
    </style:style>
    <style:style style:name="T12" style:family="text">
      <style:text-properties fo:color="#ae85ca" style:font-name="Source Sans Pro Black" fo:font-size="16pt" style:font-size-asian="16pt" style:font-size-complex="16pt"/>
    </style:style>
    <style:style style:name="T13" style:family="text">
      <style:text-properties fo:color="#8499e7" style:font-name="Source Sans Pro Black" fo:font-size="16pt" style:font-size-asian="16pt" style:font-size-complex="16pt"/>
    </style:style>
    <style:style style:name="T14" style:family="text">
      <style:text-properties style:font-name="Source Sans Pro Light" fo:font-size="12pt" style:font-size-asian="12pt" style:font-size-complex="12pt"/>
    </style:style>
  </office:automatic-styles>
  <office:body>
    <office:spreadsheet>
      <table:calculation-settings table:automatic-find-labels="false"/>
      <table:table table:name="List1" table:style-name="ta1">
        <table:shapes>
          <draw:frame draw:z-index="0" draw:name="Obrázek 1" draw:style-name="gr1" draw:text-style-name="P1" svg:width="7.37mm" svg:height="8.22mm" svg:x="4.81mm" svg:y="6.73mm">
            <draw:image xlink:href="Pictures/1000020100000095000000AC05139E2832B1C082.png" xlink:type="simple" xlink:show="embed" xlink:actuate="onLoad">
              <text:p/>
            </draw:image>
          </draw:frame>
          <draw:frame draw:z-index="1" draw:name="Obrázek 1" draw:style-name="gr1" draw:text-style-name="P1" svg:width="7.37mm" svg:height="8.22mm" svg:x="93.24mm" svg:y="6.5mm">
            <draw:image xlink:href="Pictures/1000020100000095000000AC05139E2832B1C082.png" xlink:type="simple" xlink:show="embed" xlink:actuate="onLoad">
              <text:p/>
            </draw:image>
          </draw:frame>
          <draw:frame draw:z-index="2" draw:name="Obrázek 1" draw:style-name="gr1" draw:text-style-name="P1" svg:width="7.37mm" svg:height="8.22mm" svg:x="93.24mm" svg:y="56.52mm">
            <draw:image xlink:href="Pictures/1000020100000095000000AC05139E2832B1C082.png" xlink:type="simple" xlink:show="embed" xlink:actuate="onLoad">
              <text:p/>
            </draw:image>
          </draw:frame>
          <draw:frame draw:z-index="3" draw:name="Obrázek 1" draw:style-name="gr1" draw:text-style-name="P1" svg:width="7.37mm" svg:height="8.22mm" svg:x="4.48mm" svg:y="56.52mm">
            <draw:image xlink:href="Pictures/1000020100000095000000AC05139E2832B1C082.png" xlink:type="simple" xlink:show="embed" xlink:actuate="onLoad">
              <text:p/>
            </draw:image>
          </draw:frame>
          <draw:frame draw:z-index="4" draw:name="Obrázek 1" draw:style-name="gr1" draw:text-style-name="P1" svg:width="7.37mm" svg:height="8.22mm" svg:x="4.48mm" svg:y="106.54mm">
            <draw:image xlink:href="Pictures/1000020100000095000000AC05139E2832B1C082.png" xlink:type="simple" xlink:show="embed" xlink:actuate="onLoad">
              <text:p/>
            </draw:image>
          </draw:frame>
          <draw:frame draw:z-index="5" draw:name="Obrázek 1" draw:style-name="gr1" draw:text-style-name="P1" svg:width="7.37mm" svg:height="8.22mm" svg:x="93.24mm" svg:y="106.54mm">
            <draw:image xlink:href="Pictures/1000020100000095000000AC05139E2832B1C082.png" xlink:type="simple" xlink:show="embed" xlink:actuate="onLoad">
              <text:p/>
            </draw:image>
          </draw:frame>
          <draw:frame draw:z-index="6" draw:name="Obrázek 1" draw:style-name="gr1" draw:text-style-name="P1" svg:width="7.37mm" svg:height="8.22mm" svg:x="93.24mm" svg:y="156.57mm">
            <draw:image xlink:href="Pictures/1000020100000095000000AC05139E2832B1C082.png" xlink:type="simple" xlink:show="embed" xlink:actuate="onLoad">
              <text:p/>
            </draw:image>
          </draw:frame>
          <draw:frame draw:z-index="7" draw:name="Obrázek 1" draw:style-name="gr1" draw:text-style-name="P1" svg:width="7.37mm" svg:height="8.22mm" svg:x="4.48mm" svg:y="156.57mm">
            <draw:image xlink:href="Pictures/1000020100000095000000AC05139E2832B1C082.png" xlink:type="simple" xlink:show="embed" xlink:actuate="onLoad">
              <text:p/>
            </draw:image>
          </draw:frame>
          <draw:frame draw:z-index="8" draw:name="Obrázek 1" draw:style-name="gr1" draw:text-style-name="P1" svg:width="7.37mm" svg:height="8.22mm" svg:x="4.48mm" svg:y="206.59mm">
            <draw:image xlink:href="Pictures/1000020100000095000000AC05139E2832B1C082.png" xlink:type="simple" xlink:show="embed" xlink:actuate="onLoad">
              <text:p/>
            </draw:image>
          </draw:frame>
          <draw:frame draw:z-index="9" draw:name="Obrázek 1" draw:style-name="gr1" draw:text-style-name="P1" svg:width="7.37mm" svg:height="8.22mm" svg:x="93.24mm" svg:y="206.59mm">
            <draw:image xlink:href="Pictures/1000020100000095000000AC05139E2832B1C082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1018" table:default-cell-style-name="Default"/>
        <table:table-row table:style-name="ro1">
          <table:table-cell table:style-name="ce1"/>
          <table:table-cell table:number-columns-repeated="2"/>
          <table:table-cell table:style-name="ce7"/>
          <table:table-cell/>
          <table:table-cell table:style-name="ce8"/>
          <table:table-cell table:number-columns-repeated="1017"/>
          <table:table-cell table:style-name="ce6"/>
        </table:table-row>
        <table:table-row table:style-name="ro2">
          <table:table-cell/>
          <table:table-cell table:style-name="ce4" office:value-type="string" calcext:value-type="string">
            <text:p><text:span text:style-name="T1">QuConsult.cz</text:span></text:p>
            <text:p><text:span text:style-name="T2"/></text:p>
            <text:p><text:span text:style-name="T3">Mgr. Martin Večeřa</text:span></text:p>
            <text:p><text:span text:style-name="T4">zakladatel a vedoucí týmu konzultantů</text:span></text:p>
            <text:p><text:span text:style-name="T5"/></text:p>
            <text:p><text:span text:style-name="T3">mvecera@quconsult.cz</text:span></text:p>
            <text:p><text:span text:style-name="T6">+420 605 270 007</text:span></text:p>
            <text:p><text:span text:style-name="T7">www.quconsult.cz</text:span></text:p>
          </table:table-cell>
          <table:table-cell table:style-name="ce5" office:value-type="string" calcext:value-type="string">
            <text:p><text:span text:style-name="T8">Q</text:span></text:p>
            <text:p><text:span text:style-name="T9">Q</text:span></text:p>
            <text:p><text:span text:style-name="T10">Q</text:span></text:p>
            <text:p><text:span text:style-name="T11">Q</text:span></text:p>
            <text:p><text:span text:style-name="T12">Q</text:span></text:p>
            <text:p><text:span text:style-name="T13">Q</text:span></text:p>
          </table:table-cell>
          <table:table-cell table:style-name="ce4" office:value-type="string" calcext:value-type="string">
            <text:p><text:span text:style-name="T1">QuConsult.cz</text:span></text:p>
            <text:p><text:span text:style-name="T2"/></text:p>
            <text:p><text:span text:style-name="T3">Mgr. Martin Večeřa</text:span></text:p>
            <text:p><text:span text:style-name="T4">zakladatel a vedoucí týmu konzultantů</text:span></text:p>
            <text:p><text:span text:style-name="T5"/></text:p>
            <text:p><text:span text:style-name="T3">mvecera@quconsult.cz</text:span></text:p>
            <text:p><text:span text:style-name="T6">+420 605 270 007</text:span></text:p>
            <text:p><text:span text:style-name="T7">www.quconsult.cz</text:span></text:p>
          </table:table-cell>
          <table:table-cell table:style-name="ce5" office:value-type="string" calcext:value-type="string">
            <text:p><text:span text:style-name="T8">Q</text:span></text:p>
            <text:p><text:span text:style-name="T9">Q</text:span></text:p>
            <text:p><text:span text:style-name="T10">Q</text:span></text:p>
            <text:p><text:span text:style-name="T11">Q</text:span></text:p>
            <text:p><text:span text:style-name="T12">Q</text:span></text:p>
            <text:p><text:span text:style-name="T13">Q</text:span>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<text:span text:style-name="T1">QuConsult.cz</text:span></text:p>
            <text:p><text:span text:style-name="T2"/></text:p>
            <text:p><text:span text:style-name="T3">Mgr. Martin Večeřa</text:span></text:p>
            <text:p><text:span text:style-name="T4">zakladatel a vedoucí týmu konzultantů</text:span></text:p>
            <text:p><text:span text:style-name="T5"/></text:p>
            <text:p><text:span text:style-name="T3">mvecera@quconsult.cz</text:span></text:p>
            <text:p><text:span text:style-name="T6">+420 605 270 007</text:span></text:p>
            <text:p><text:span text:style-name="T7">www.quconsult.cz</text:span></text:p>
          </table:table-cell>
          <table:table-cell table:style-name="ce5" office:value-type="string" calcext:value-type="string">
            <text:p><text:span text:style-name="T8">Q</text:span></text:p>
            <text:p><text:span text:style-name="T9">Q</text:span></text:p>
            <text:p><text:span text:style-name="T10">Q</text:span></text:p>
            <text:p><text:span text:style-name="T11">Q</text:span></text:p>
            <text:p><text:span text:style-name="T12">Q</text:span></text:p>
            <text:p><text:span text:style-name="T13">Q</text:span></text:p>
          </table:table-cell>
          <table:table-cell table:style-name="ce4" office:value-type="string" calcext:value-type="string">
            <text:p><text:span text:style-name="T1">QuConsult.cz</text:span></text:p>
            <text:p><text:span text:style-name="T2"/></text:p>
            <text:p><text:span text:style-name="T3">Mgr. Martin Večeřa</text:span></text:p>
            <text:p><text:span text:style-name="T4">zakladatel a vedoucí týmu konzultantů</text:span></text:p>
            <text:p><text:span text:style-name="T5"/></text:p>
            <text:p><text:span text:style-name="T3">mvecera@quconsult.cz</text:span></text:p>
            <text:p><text:span text:style-name="T6">+420 605 270 007</text:span></text:p>
            <text:p><text:span text:style-name="T7">www.quconsult.cz</text:span></text:p>
          </table:table-cell>
          <table:table-cell table:style-name="ce5" office:value-type="string" calcext:value-type="string">
            <text:p><text:span text:style-name="T8">Q</text:span></text:p>
            <text:p><text:span text:style-name="T9">Q</text:span></text:p>
            <text:p><text:span text:style-name="T10">Q</text:span></text:p>
            <text:p><text:span text:style-name="T11">Q</text:span></text:p>
            <text:p><text:span text:style-name="T12">Q</text:span></text:p>
            <text:p><text:span text:style-name="T13">Q</text:span>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<text:span text:style-name="T1">QuConsult.cz</text:span></text:p>
            <text:p><text:span text:style-name="T2"/></text:p>
            <text:p><text:span text:style-name="T3">Mgr. Martin Večeřa</text:span></text:p>
            <text:p><text:span text:style-name="T4">zakladatel a vedoucí týmu konzultantů</text:span></text:p>
            <text:p><text:span text:style-name="T5"/></text:p>
            <text:p><text:span text:style-name="T3">mvecera@quconsult.cz</text:span></text:p>
            <text:p><text:span text:style-name="T6">+420 605 270 007</text:span></text:p>
            <text:p><text:span text:style-name="T7">www.quconsult.cz</text:span></text:p>
          </table:table-cell>
          <table:table-cell table:style-name="ce5" office:value-type="string" calcext:value-type="string">
            <text:p><text:span text:style-name="T8">Q</text:span></text:p>
            <text:p><text:span text:style-name="T9">Q</text:span></text:p>
            <text:p><text:span text:style-name="T10">Q</text:span></text:p>
            <text:p><text:span text:style-name="T11">Q</text:span></text:p>
            <text:p><text:span text:style-name="T12">Q</text:span></text:p>
            <text:p><text:span text:style-name="T13">Q</text:span></text:p>
          </table:table-cell>
          <table:table-cell table:style-name="ce4" office:value-type="string" calcext:value-type="string">
            <text:p><text:span text:style-name="T1">QuConsult.cz</text:span></text:p>
            <text:p><text:span text:style-name="T2"/></text:p>
            <text:p><text:span text:style-name="T3">Mgr. Martin Večeřa</text:span></text:p>
            <text:p><text:span text:style-name="T4">zakladatel a vedoucí týmu konzultantů</text:span></text:p>
            <text:p><text:span text:style-name="T5"/></text:p>
            <text:p><text:span text:style-name="T3">mvecera@quconsult.cz</text:span></text:p>
            <text:p><text:span text:style-name="T6">+420 605 270 007</text:span></text:p>
            <text:p><text:span text:style-name="T7">www.quconsult.cz</text:span></text:p>
          </table:table-cell>
          <table:table-cell table:style-name="ce5" office:value-type="string" calcext:value-type="string">
            <text:p><text:span text:style-name="T8">Q</text:span></text:p>
            <text:p><text:span text:style-name="T9">Q</text:span></text:p>
            <text:p><text:span text:style-name="T10">Q</text:span></text:p>
            <text:p><text:span text:style-name="T11">Q</text:span></text:p>
            <text:p><text:span text:style-name="T12">Q</text:span></text:p>
            <text:p><text:span text:style-name="T13">Q</text:span>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<text:span text:style-name="T1">QuConsult.cz</text:span></text:p>
            <text:p><text:span text:style-name="T2"/></text:p>
            <text:p><text:span text:style-name="T3">Mgr. Martin Večeřa</text:span></text:p>
            <text:p><text:span text:style-name="T4">zakladatel a vedoucí týmu konzultantů</text:span></text:p>
            <text:p><text:span text:style-name="T5"/></text:p>
            <text:p><text:span text:style-name="T3">mvecera@quconsult.cz</text:span></text:p>
            <text:p><text:span text:style-name="T6">+420 605 270 007</text:span></text:p>
            <text:p><text:span text:style-name="T7">www.quconsult.cz</text:span></text:p>
          </table:table-cell>
          <table:table-cell table:style-name="ce5" office:value-type="string" calcext:value-type="string">
            <text:p><text:span text:style-name="T8">Q</text:span></text:p>
            <text:p><text:span text:style-name="T9">Q</text:span></text:p>
            <text:p><text:span text:style-name="T10">Q</text:span></text:p>
            <text:p><text:span text:style-name="T11">Q</text:span></text:p>
            <text:p><text:span text:style-name="T12">Q</text:span></text:p>
            <text:p><text:span text:style-name="T13">Q</text:span></text:p>
          </table:table-cell>
          <table:table-cell table:style-name="ce4" office:value-type="string" calcext:value-type="string">
            <text:p><text:span text:style-name="T1">QuConsult.cz</text:span></text:p>
            <text:p><text:span text:style-name="T2"/></text:p>
            <text:p><text:span text:style-name="T3">Mgr. Martin Večeřa</text:span></text:p>
            <text:p><text:span text:style-name="T4">zakladatel a vedoucí týmu konzultantů</text:span></text:p>
            <text:p><text:span text:style-name="T5"/></text:p>
            <text:p><text:span text:style-name="T3">mvecera@quconsult.cz</text:span></text:p>
            <text:p><text:span text:style-name="T6">+420 605 270 007</text:span></text:p>
            <text:p><text:span text:style-name="T7">www.quconsult.cz</text:span></text:p>
          </table:table-cell>
          <table:table-cell table:style-name="ce5" office:value-type="string" calcext:value-type="string">
            <text:p><text:span text:style-name="T8">Q</text:span></text:p>
            <text:p><text:span text:style-name="T9">Q</text:span></text:p>
            <text:p><text:span text:style-name="T10">Q</text:span></text:p>
            <text:p><text:span text:style-name="T11">Q</text:span></text:p>
            <text:p><text:span text:style-name="T12">Q</text:span></text:p>
            <text:p><text:span text:style-name="T13">Q</text:span>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<text:span text:style-name="T1">QuConsult.cz</text:span></text:p>
            <text:p><text:span text:style-name="T2"/></text:p>
            <text:p><text:span text:style-name="T3">Mgr. Martin Večeřa</text:span></text:p>
            <text:p><text:span text:style-name="T4">zakladatel a vedoucí týmu konzultantů</text:span></text:p>
            <text:p><text:span text:style-name="T5"/></text:p>
            <text:p><text:span text:style-name="T3">mvecera@quconsult.cz</text:span></text:p>
            <text:p><text:span text:style-name="T6">+420 605 270 007</text:span></text:p>
            <text:p><text:span text:style-name="T7">www.quconsult.cz</text:span></text:p>
          </table:table-cell>
          <table:table-cell table:style-name="ce5" office:value-type="string" calcext:value-type="string">
            <text:p><text:span text:style-name="T8">Q</text:span></text:p>
            <text:p><text:span text:style-name="T9">Q</text:span></text:p>
            <text:p><text:span text:style-name="T10">Q</text:span></text:p>
            <text:p><text:span text:style-name="T11">Q</text:span></text:p>
            <text:p><text:span text:style-name="T12">Q</text:span></text:p>
            <text:p><text:span text:style-name="T13">Q</text:span></text:p>
          </table:table-cell>
          <table:table-cell table:style-name="ce4" office:value-type="string" calcext:value-type="string">
            <text:p><text:span text:style-name="T1">QuConsult.cz</text:span></text:p>
            <text:p><text:span text:style-name="T2"/></text:p>
            <text:p><text:span text:style-name="T3">Mgr. Martin Večeřa</text:span></text:p>
            <text:p><text:span text:style-name="T4">zakladatel a vedoucí týmu konzultantů</text:span></text:p>
            <text:p><text:span text:style-name="T5"/></text:p>
            <text:p><text:span text:style-name="T3">mvecera@quconsult.cz</text:span></text:p>
            <text:p><text:span text:style-name="T6">+420 605 270 007</text:span></text:p>
            <text:p><text:span text:style-name="T7">www.quconsult.cz</text:span></text:p>
          </table:table-cell>
          <table:table-cell table:style-name="ce5" office:value-type="string" calcext:value-type="string">
            <text:p><text:span text:style-name="T8">Q</text:span></text:p>
            <text:p><text:span text:style-name="T9">Q</text:span></text:p>
            <text:p><text:span text:style-name="T10">Q</text:span></text:p>
            <text:p><text:span text:style-name="T11">Q</text:span></text:p>
            <text:p><text:span text:style-name="T12">Q</text:span></text:p>
            <text:p><text:span text:style-name="T13">Q</text:span></text:p>
          </table:table-cell>
          <table:table-cell table:number-columns-repeated="1019"/>
        </table:table-row>
        <table:table-row table:style-name="ro1">
          <table:table-cell table:style-name="ce3"/>
          <table:table-cell/>
          <table:table-cell table:style-name="ce6"/>
          <table:table-cell table:number-columns-repeated="2"/>
          <table:table-cell table:style-name="ce8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st1_2" table:style-name="ta1">
        <table:table-column table:style-name="co1" table:default-cell-style-name="ce2"/>
        <table:table-column table:style-name="co5" table:default-cell-style-name="ce9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default-cell-style-name="ce2"/>
        <table:table-column table:style-name="co4" table:default-cell-style-name="Default"/>
        <table:table-row table:style-name="ro1">
          <table:table-cell table:style-name="ce1"/>
          <table:table-cell table:number-columns-repeated="2"/>
          <table:table-cell table:style-name="ce7"/>
          <table:table-cell table:style-name="ce9"/>
          <table:table-cell table:style-name="ce8"/>
          <table:table-cell/>
        </table:table-row>
        <table:table-row table:style-name="ro2">
          <table:table-cell table:number-columns-repeated="2"/>
          <table:table-cell table:style-name="ce5" office:value-type="string" calcext:value-type="string">
            <text:p><text:span text:style-name="T14">Doporučujeme vám konzultaci v oblasti:</text:span></text:p>
            <text:p><text:span text:style-name="T8">Q Poslání firmy</text:span></text:p>
            <text:p><text:span text:style-name="T9">Q Efektivní firma</text:span></text:p>
            <text:p><text:span text:style-name="T10">Q Spokojený vedoucí</text:span></text:p>
            <text:p><text:span text:style-name="T11">Q Spokojený zaměstnanec</text:span></text:p>
            <text:p><text:span text:style-name="T12">Q Spokojený zákazník</text:span></text:p>
            <text:p><text:span text:style-name="T13">Q Krizové situace</text:span></text:p>
          </table:table-cell>
          <table:table-cell table:style-name="ce5"/>
          <table:table-cell table:style-name="ce5" office:value-type="string" calcext:value-type="string">
            <text:p><text:span text:style-name="T14">Doporučujeme vám konzultaci v oblasti:</text:span></text:p>
            <text:p><text:span text:style-name="T8">Q Poslání firmy</text:span></text:p>
            <text:p><text:span text:style-name="T9">Q Efektivní firma</text:span></text:p>
            <text:p><text:span text:style-name="T10">Q Spokojený vedoucí</text:span></text:p>
            <text:p><text:span text:style-name="T11">Q Spokojený zaměstnanec</text:span></text:p>
            <text:p><text:span text:style-name="T12">Q Spokojený zákazník</text:span></text:p>
            <text:p><text:span text:style-name="T13">Q Krizové situace</text:span></text:p>
          </table:table-cell>
          <table:table-cell table:style-name="ce9" table:number-columns-repeated="2"/>
        </table:table-row>
        <table:table-row table:style-name="ro2">
          <table:table-cell table:number-columns-repeated="2"/>
          <table:table-cell table:style-name="ce5" office:value-type="string" calcext:value-type="string">
            <text:p><text:span text:style-name="T14">Doporučujeme vám konzultaci v oblasti:</text:span></text:p>
            <text:p><text:span text:style-name="T8">Q Poslání firmy</text:span></text:p>
            <text:p><text:span text:style-name="T9">Q Efektivní firma</text:span></text:p>
            <text:p><text:span text:style-name="T10">Q Spokojený vedoucí</text:span></text:p>
            <text:p><text:span text:style-name="T11">Q Spokojený zaměstnanec</text:span></text:p>
            <text:p><text:span text:style-name="T12">Q Spokojený zákazník</text:span></text:p>
            <text:p><text:span text:style-name="T13">Q Krizové situace</text:span></text:p>
          </table:table-cell>
          <table:table-cell table:style-name="ce5"/>
          <table:table-cell table:style-name="ce5" office:value-type="string" calcext:value-type="string">
            <text:p><text:span text:style-name="T14">Doporučujeme vám konzultaci v oblasti:</text:span></text:p>
            <text:p><text:span text:style-name="T8">Q Poslání firmy</text:span></text:p>
            <text:p><text:span text:style-name="T9">Q Efektivní firma</text:span></text:p>
            <text:p><text:span text:style-name="T10">Q Spokojený vedoucí</text:span></text:p>
            <text:p><text:span text:style-name="T11">Q Spokojený zaměstnanec</text:span></text:p>
            <text:p><text:span text:style-name="T12">Q Spokojený zákazník</text:span></text:p>
            <text:p><text:span text:style-name="T13">Q Krizové situace</text:span>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 calcext:value-type="string">
            <text:p><text:span text:style-name="T14">Doporučujeme vám konzultaci v oblasti:</text:span></text:p>
            <text:p><text:span text:style-name="T8">Q Poslání firmy</text:span></text:p>
            <text:p><text:span text:style-name="T9">Q Efektivní firma</text:span></text:p>
            <text:p><text:span text:style-name="T10">Q Spokojený vedoucí</text:span></text:p>
            <text:p><text:span text:style-name="T11">Q Spokojený zaměstnanec</text:span></text:p>
            <text:p><text:span text:style-name="T12">Q Spokojený zákazník</text:span></text:p>
            <text:p><text:span text:style-name="T13">Q Krizové situace</text:span></text:p>
          </table:table-cell>
          <table:table-cell table:style-name="ce5"/>
          <table:table-cell table:style-name="ce5" office:value-type="string" calcext:value-type="string">
            <text:p><text:span text:style-name="T14">Doporučujeme vám konzultaci v oblasti:</text:span></text:p>
            <text:p><text:span text:style-name="T8">Q Poslání firmy</text:span></text:p>
            <text:p><text:span text:style-name="T9">Q Efektivní firma</text:span></text:p>
            <text:p><text:span text:style-name="T10">Q Spokojený vedoucí</text:span></text:p>
            <text:p><text:span text:style-name="T11">Q Spokojený zaměstnanec</text:span></text:p>
            <text:p><text:span text:style-name="T12">Q Spokojený zákazník</text:span></text:p>
            <text:p><text:span text:style-name="T13">Q Krizové situace</text:span>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 calcext:value-type="string">
            <text:p><text:span text:style-name="T14">Doporučujeme vám konzultaci v oblasti:</text:span></text:p>
            <text:p><text:span text:style-name="T8">Q Poslání firmy</text:span></text:p>
            <text:p><text:span text:style-name="T9">Q Efektivní firma</text:span></text:p>
            <text:p><text:span text:style-name="T10">Q Spokojený vedoucí</text:span></text:p>
            <text:p><text:span text:style-name="T11">Q Spokojený zaměstnanec</text:span></text:p>
            <text:p><text:span text:style-name="T12">Q Spokojený zákazník</text:span></text:p>
            <text:p><text:span text:style-name="T13">Q Krizové situace</text:span></text:p>
          </table:table-cell>
          <table:table-cell table:style-name="ce5"/>
          <table:table-cell table:style-name="ce5" office:value-type="string" calcext:value-type="string">
            <text:p><text:span text:style-name="T14">Doporučujeme vám konzultaci v oblasti:</text:span></text:p>
            <text:p><text:span text:style-name="T8">Q Poslání firmy</text:span></text:p>
            <text:p><text:span text:style-name="T9">Q Efektivní firma</text:span></text:p>
            <text:p><text:span text:style-name="T10">Q Spokojený vedoucí</text:span></text:p>
            <text:p><text:span text:style-name="T11">Q Spokojený zaměstnanec</text:span></text:p>
            <text:p><text:span text:style-name="T12">Q Spokojený zákazník</text:span></text:p>
            <text:p><text:span text:style-name="T13">Q Krizové situace</text:span>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 calcext:value-type="string">
            <text:p><text:span text:style-name="T14">Doporučujeme vám konzultaci v oblasti:</text:span></text:p>
            <text:p><text:span text:style-name="T8">Q Poslání firmy</text:span></text:p>
            <text:p><text:span text:style-name="T9">Q Efektivní firma</text:span></text:p>
            <text:p><text:span text:style-name="T10">Q Spokojený vedoucí</text:span></text:p>
            <text:p><text:span text:style-name="T11">Q Spokojený zaměstnanec</text:span></text:p>
            <text:p><text:span text:style-name="T12">Q Spokojený zákazník</text:span></text:p>
            <text:p><text:span text:style-name="T13">Q Krizové situace</text:span></text:p>
          </table:table-cell>
          <table:table-cell table:style-name="ce5"/>
          <table:table-cell table:style-name="ce5" office:value-type="string" calcext:value-type="string">
            <text:p><text:span text:style-name="T14">Doporučujeme vám konzultaci v oblasti:</text:span></text:p>
            <text:p><text:span text:style-name="T8">Q Poslání firmy</text:span></text:p>
            <text:p><text:span text:style-name="T9">Q Efektivní firma</text:span></text:p>
            <text:p><text:span text:style-name="T10">Q Spokojený vedoucí</text:span></text:p>
            <text:p><text:span text:style-name="T11">Q Spokojený zaměstnanec</text:span></text:p>
            <text:p><text:span text:style-name="T12">Q Spokojený zákazník</text:span></text:p>
            <text:p><text:span text:style-name="T13">Q Krizové situace</text:span>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2"/>
          <table:table-cell table:style-name="ce7"/>
          <table:table-cell/>
          <table:table-cell table:style-name="ce8"/>
          <table:table-cell/>
        </table:table-row>
        <table:table-row table:style-name="ro2" table:number-rows-repeated="4">
          <table:table-cell table:number-columns-repeated="7"/>
        </table:table-row>
        <table:table-row table:style-name="ro3" table:number-rows-repeated="1048564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fo:margin-left="10mm" fo:margin-right="10mm" style:shadow="none" style:table-centering="both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1:23:50.991239919</meta:creation-date>
    <dc:date>2017-02-17T12:29:58.956756535</dc:date>
    <meta:editing-duration>PT15M26S</meta:editing-duration>
    <meta:editing-cycles>4</meta:editing-cycles>
    <meta:generator>LibreOffice/5.1.6.2.0$Linux_X86_64 LibreOffice_project/10m0$Build-2</meta:generator>
    <meta:print-date>2017-02-17T12:11:15.284299200</meta:print-date>
    <meta:document-statistic meta:table-count="2" meta:cell-count="30" meta:object-count="10"/>
  </office:meta>
</office:document-meta>
</file>